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8401d" officeooo:paragraph-rsid="0008401d"/>
    </style:style>
    <style:style style:name="P2" style:family="paragraph" style:parent-style-name="Standard">
      <style:paragraph-properties fo:line-height="150%" fo:text-align="justify" style:justify-single-word="false"/>
      <style:text-properties officeooo:rsid="0008d562" officeooo:paragraph-rsid="0008d562"/>
    </style:style>
    <style:style style:name="P3" style:family="paragraph" style:parent-style-name="Standard">
      <style:paragraph-properties fo:line-height="150%" fo:text-align="justify" style:justify-single-word="false"/>
      <style:text-properties fo:font-size="14pt" style:text-underline-style="solid" style:text-underline-width="auto" style:text-underline-color="font-color" officeooo:rsid="00093715" officeooo:paragraph-rsid="00093715" style:font-size-asian="14pt" style:font-size-complex="14pt"/>
    </style:style>
    <style:style style:name="P4" style:family="paragraph" style:parent-style-name="Standard">
      <style:paragraph-properties fo:line-height="150%" fo:text-align="justify" style:justify-single-word="false"/>
      <style:text-properties officeooo:rsid="000d3289" officeooo:paragraph-rsid="000d3289"/>
    </style:style>
    <style:style style:name="P5" style:family="paragraph" style:parent-style-name="Standard">
      <style:paragraph-properties fo:line-height="150%" fo:text-align="justify" style:justify-single-word="false"/>
      <style:text-properties officeooo:paragraph-rsid="000d3289"/>
    </style:style>
    <style:style style:name="T1" style:family="text">
      <style:text-properties officeooo:rsid="00093715"/>
    </style:style>
    <style:style style:name="T2" style:family="text">
      <style:text-properties officeooo:rsid="00099892"/>
    </style:style>
    <style:style style:name="T3" style:family="text">
      <style:text-properties officeooo:rsid="000f9b39"/>
    </style:style>
    <style:style style:name="T4" style:family="text">
      <style:text-properties officeooo:rsid="00130f67"/>
    </style:style>
    <style:style style:name="T5" style:family="text">
      <style:text-properties officeooo:rsid="000d32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Aber auch</text:span>Analyse der Regierungserklärung Otto Grotewohls</text:p>
      <text:p text:style-name="P1"/>
      <text:p text:style-name="P1">Am 12. Oktober 1949 gibt Otto Grotewohl seine Regierungserklärung vor der provisorischen Volkskammer (9 Tage vor Konrad Adenauers Regierungserklärung vor dem deutschen Bundestag) ab. Er spricht sich gegen die Haltung der Westmächte in der BRD aus und dankt der Sowjetunion für deren politische Unterstützung bei der Gründung der DDR.</text:p>
      <text:p text:style-name="P2">Die vorliegende Regierungserklärung ist eine <text:span text:style-name="T2">historische </text:span>Sekundärquelle, zu finden in: „Dokumente der Deutschen Politik und Geschichte von 1848 bis zur Gegenwart“, <text:span text:style-name="T2">da sie von einem Zeitzeugen verfasst wurde, jedoch in einem aktuelle Werk zu finden ist</text:span>. Otto Grotewohl macht in Dieser deutlich, dass er von der Spaltung <text:span text:style-name="T1">D</text:span>eutschlands <text:span text:style-name="T1">nichts </text:span>hält <text:span text:style-name="T1">und den Kampf um die Wiedervereinigung nicht aufgeben wird.</text:span> <text:span text:style-name="T1">Er bekräftigt auch seine Abneigung gegenüber dem westdeutschen “Sonderstaat“ unter der Regierung der Alliierten und Bundeskanzler Konrad Adenauer. Er ist der festen Überzeugung, dass die deutsche Politik nur dann wieder funktioniert, wenn dem deutschen Volk das Regieren ihres Landes selbst überlassen wird und hebt auch deshalb hervor, dass die neu gegründete DDR aus einer unabhängigen deutschen Volksbewegung hervorgegangen ist. Insgesamt wird in der Regierungserklärung deutlich, dass Otto Grotewohl hinter der Politik der Sowjetunion steht, für ein vereinigtes Deutschland und für die Mitbestimmung des Volkes steht.</text:span></text:p>
      <text:p text:style-name="P4">Betrachtet <text:s/>man <text:s/>die <text:s/>Regierungserklärung <text:s/>Konrad <text:s/>Adenauers, <text:s/>des <text:s/>Bundeskanzlers der <text:s/>BRD <text:s/>vom 21. Oktober 1949 lassen sich einige Gegensätze erkennen. Er bezeichnet die Geschehnisse in der östlichen Zone Deutschlands als „tragisch“. Seiner Meinung nach unterdrückt die Sowjetunion die dort lebenden Deutschen und bietet ihn wenig politischen Freiraum. In Westdeutschland, so Adenauer „würden sich die Menschen der persönlichen Freiheit und Sicherheit erfreuen“. Er benennt die wiederholt verschobenen Wahlen als ein Zeichen der Unmündigkeit der Bevölkerung in der Ostzone. Zuletzt leugnet er sogar die Staatliche Existenz der DDR und benennt die BRD als „alleinige legitime staatliche Organisation des deutschen Volkes“ bis zur Wiedervereinigung zu einem großen Deutschland.</text:p>
      <text:p text:style-name="P5"><text:span text:style-name="T5">Vergleicht man beide Regierungserklärungen, wird deutlich, dass sie sich in den Vorwürfen ähneln und beide die politische Freiheit des jeweils anderen politischen Staatsgebiets anzweifeln. Dennoch stehen sowohl Adenauer als auch Grotewohl hinter ihren Besatzern und ihrer Politi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6T20:03:34.705000000</meta:creation-date>
    <meta:generator>LibreOffice/6.1.3.2$Windows_X86_64 LibreOffice_project/86daf60bf00efa86ad547e59e09d6bb77c699acb</meta:generator>
    <dc:date>2019-12-17T17:08:03.525000000</dc:date>
    <meta:editing-duration>PT15M7S</meta:editing-duration>
    <meta:editing-cycles>10</meta:editing-cycles>
    <meta:document-statistic meta:table-count="0" meta:image-count="0" meta:object-count="0" meta:page-count="1" meta:paragraph-count="5" meta:word-count="340" meta:character-count="2471" meta:non-whitespace-character-count="2127"/>
  </office:meta>
</office:document-meta>
</file>